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25000002C2205DF1958E8AD220.png" manifest:media-type="image/png"/>
  <manifest:file-entry manifest:full-path="Pictures/10000201000006DF000002AF0FE19C011D1AC898.png" manifest:media-type="image/png"/>
  <manifest:file-entry manifest:full-path="Pictures/100002010000069B0000020751F01CB5AC8D6A29.png" manifest:media-type="image/png"/>
  <manifest:file-entry manifest:full-path="Pictures/10000201000005CF0000022252ED77DE91DDC21D.png" manifest:media-type="image/png"/>
  <manifest:file-entry manifest:full-path="Pictures/10000201000006FA000002C34362C0EC04989D2E.png" manifest:media-type="image/png"/>
  <manifest:file-entry manifest:full-path="Pictures/10000201000006CD0000033340D38B309C69B467.png" manifest:media-type="image/png"/>
  <manifest:file-entry manifest:full-path="Pictures/100002010000057E0000027614B32657E7EC349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6b31" officeooo:paragraph-rsid="00026b3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Queries</text:p>
      <text:p text:style-name="P1"><draw:frame draw:style-name="fr2" draw:name="Image1" text:anchor-type="char" svg:width="6.6925in" svg:height="2.5827in" draw:z-index="0"><draw:image xlink:href="Pictures/1000020100000725000002C2205DF1958E8AD220.png" xlink:type="simple" xlink:show="embed" xlink:actuate="onLoad" draw:mime-type="image/png"/></draw:frame><text:s/></text:p>
      <text:p text:style-name="P1"><draw:frame draw:style-name="fr2" draw:name="Image2" text:anchor-type="char" svg:width="6.6925in" svg:height="2.6134in" draw:z-index="1"><draw:image xlink:href="Pictures/10000201000006DF000002AF0FE19C011D1AC898.png" xlink:type="simple" xlink:show="embed" xlink:actuate="onLoad" draw:mime-type="image/png"/></draw:frame><text:s/></text:p>
      <text:p text:style-name="P1"><draw:frame draw:style-name="fr2" draw:name="Image3" text:anchor-type="char" svg:width="6.6925in" svg:height="2.4571in" draw:z-index="2"><draw:image xlink:href="Pictures/10000201000005CF0000022252ED77DE91DDC21D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4" text:anchor-type="char" svg:width="6.6925in" svg:height="3.148in" draw:z-index="3"><draw:image xlink:href="Pictures/10000201000006CD0000033340D38B309C69B467.png" xlink:type="simple" xlink:show="embed" xlink:actuate="onLoad" draw:mime-type="image/png"/></draw:frame><text:soft-page-break/><text:s/></text:p>
      <text:p text:style-name="P1"><draw:frame draw:style-name="fr2" draw:name="Image5" text:anchor-type="char" svg:width="6.6925in" svg:height="2.0535in" draw:z-index="4"><draw:image xlink:href="Pictures/100002010000069B0000020751F01CB5AC8D6A29.png" xlink:type="simple" xlink:show="embed" xlink:actuate="onLoad" draw:mime-type="image/png"/></draw:frame><text:s/></text:p>
      <text:p text:style-name="P1"><draw:frame draw:style-name="fr2" draw:name="Image6" text:anchor-type="char" svg:width="6.6925in" svg:height="2.6484in" draw:z-index="5"><draw:image xlink:href="Pictures/10000201000006FA000002C34362C0EC04989D2E.png" xlink:type="simple" xlink:show="embed" xlink:actuate="onLoad" draw:mime-type="image/png"/></draw:frame><text:s/></text:p>
      <text:p text:style-name="P1"><draw:frame draw:style-name="fr1" draw:name="Image7" text:anchor-type="char" svg:width="6.6925in" svg:height="2.9984in" draw:z-index="6"><draw:image xlink:href="Pictures/100002010000057E0000027614B32657E7EC349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M53S</meta:editing-duration>
    <meta:editing-cycles>3</meta:editing-cycles>
    <meta:generator>LibreOffice/7.0.4.2$Windows_X86_64 LibreOffice_project/dcf040e67528d9187c66b2379df5ea4407429775</meta:generator>
    <dc:date>2021-09-22T13:34:53.490000000</dc:date>
    <meta:document-statistic meta:table-count="0" meta:image-count="7" meta:object-count="0" meta:page-count="3" meta:paragraph-count="7" meta:word-count="2" meta:character-count="17" meta:non-whitespace-character-count="10"/>
    <meta:user-defined meta:name="Info 1"/>
    <meta:user-defined meta:name="Info 2"/>
    <meta:user-defined meta:name="Info 3"/>
    <meta:user-defined meta:name="Info 4"/>
  </office:meta>
</office:document-meta>
</file>